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59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17.203cm" fo:break-before="auto" style:use-optimal-row-height="true"/>
    </style:style>
    <style:style style:name="ro5" style:family="table-row">
      <style:table-row-properties style:row-height="1.277cm" fo:break-before="auto" style:use-optimal-row-height="true"/>
    </style:style>
    <style:style style:name="ro6" style:family="table-row">
      <style:table-row-properties style:row-height="13.522cm" fo:break-before="auto" style:use-optimal-row-height="true"/>
    </style:style>
    <style:style style:name="ro8" style:family="table-row">
      <style:table-row-properties style:row-height="0.457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5"/>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number-columns-repeated="1020"/>
        </table:table-row>
        <table:table-row table:style-name="ro2">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Verzeichnis kann nicht erstellt werd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Kann Dateiliste nicht erstell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Kann Soundsystem nicht initialisieren</text:p>
          </table:table-cell>
          <table:table-cell table:style-name="ce2"/>
          <table:table-cell table:number-columns-repeated="1020"/>
        </table:table-row>
        <table:table-row table:style-name="ro2">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3" office:value-type="string">
            <text:p>Kann Soundpuffer nicht aus dem Speicher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Kann die Statistik-Datei nicht ö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Kann das X11 Display nicht ö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Kann keine Statistik aus der der Datei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Kann die Konfigurationsdatei nicht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Kann die Statistikdatei nicht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onnte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3"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3" office:value-type="string">
            <text:p>Ablenkung der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3" office:value-type="string">
            <text:p>Wollen Sie das Spiel vor dem Beenden speicher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e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re Speicher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geben Sie Ihren Namen ei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Allgemeine 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Hinweise</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3"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2" office:value-type="string">
            <text:p>"Неверный указатель CEGUI::Window"</text:p>
          </table:table-cell>
          <table:table-cell table:style-name="Default" office:value-type="string">
            <text:p>Ungültiger CEGUI::Window Zeiger</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ü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ültiger Befehls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3" office:value-type="string">
            <text:p>Ungültige Zieh-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ültiger Spielsch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3" office:value-type="string">
            <text:p>Ungültige Spielschwierigkeit-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Ungültiger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Ungültig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ültiger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3"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3" office:value-type="string">
            <text:p>Ungültige Layout Dimensione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2" office:value-type="string">
            <text:p>Ungültige Layout-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3" office:value-type="string">
            <text:p>Ungültiger Datei-speichern Befehlstyp</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3" office:value-type="string">
            <text:p>Ungültiger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ü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Default" office:value-type="string">
            <text:p>Ungültige Textur-Filterungs ID</text:p>
          </table:table-cell>
          <table:table-cell table:style-name="ce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Fenster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fehlgeschlagen</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aus-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Pakete:</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3" office:value-type="string">
            <text:p>Keine Layouts für die Spiel-ID gefunden</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3" office:value-type="string">
            <text:p>Dieser Befehl steht nicht zur Verfü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r Konfigurations-Eintrag steht nicht zur Verfü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ü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2" office:value-type="string">
            <text:p>Dieses Layout steht nicht zur Verfü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Keine Themes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Keine</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3" office:value-type="string">
            <text:p>Keine OGS Mahjong Speicher-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3" office:value-type="string">
            <text:p>Keine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3" office:value-type="string">
            <text:p>Die Anzahl der Positionen des Layouts ist nicht Vielfaches von 2</text:p>
          </table:table-cell>
          <table:table-cell table:style-name="ce2"/>
          <table:table-cell table:number-columns-repeated="1020"/>
        </table:table-row>
        <table:table-row table:style-name="ro2">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2" office:value-type="string">
            <text:p>"Quit"</text:p>
          </table:table-cell>
          <table:table-cell table:style-name="ce2" office:value-type="string">
            <text:p>"Выйти из игры"</text:p>
          </table:table-cell>
          <table:table-cell table:style-name="ce2" office:value-type="string">
            <text:p>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Auflösung:</text:p>
          </table:table-cell>
          <table:table-cell table:style-name="ce2"/>
          <table:table-cell table:number-columns-repeated="1020"/>
        </table:table-row>
        <table:table-row table:style-name="ro2">
          <table:table-cell table:style-name="ce2" office:value-type="string">
            <text:p>"Restart the game"</text:p>
          </table:table-cell>
          <table:table-cell table:style-name="ce2" office:value-type="string">
            <text:p>"Перезапустить игру"</text:p>
          </table:table-cell>
          <table:table-cell table:style-name="ce2" office:value-type="string">
            <text:p>Spiel neustart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2" office:value-type="string">
            <text:p>Shisen-Sho</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2" office:value-type="string">
            <text:p>Shisen-Sho +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hisen-Sho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2" office:value-type="string">
            <text:p>"Mahjong 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2" office:value-type="string">
            <text:p>"Пасьянс маджонг.\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office:value-type="string">
            <text:p>Mahjong 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2">
          <table:table-cell table:style-name="ce2" office:value-type="string">
            <text:p>"Start a new game"</text:p>
          </table:table-cell>
          <table:table-cell table:style-name="ce2" office:value-type="string">
            <text:p>"Начать новую игру"</text:p>
          </table:table-cell>
          <table:table-cell table:style-name="ce2" office:value-type="string">
            <text:p>Neues Spiel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5">
          <table:table-cell table:style-name="ce2"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3">
          <table:table-cell table:style-name="ce2" office:value-type="string">
            <text:p>"This change will interrupt current game"</text:p>
          </table:table-cell>
          <table:table-cell table:style-name="ce2" office:value-type="string">
            <text:p>"Это изменение прервёт текущую игру"</text:p>
          </table:table-cell>
          <table:table-cell table:style-name="ce2" office:value-type="string">
            <text:p>Diese Aenderung wird die laufeundes Spiel unterbrechen</text:p>
          </table:table-cell>
          <table:table-cell table:style-name="ce2"/>
          <table:table-cell table:number-columns-repeated="1020"/>
        </table:table-row>
        <table:table-row table:style-name="ro6">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Spielstein-Paare die gelöscht werden können</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2" office:value-type="string">
            <text:p>Spielstein:</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Trilinear</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2" office:value-type="string">
            <text:p>Typ: %s\nSchwierigkeit: %s\nLayout: %s\nTipps: %s\nRücknahmen: %s\nDauer: %s</text:p>
          </table:table-cell>
          <table:table-cell table:style-name="ce2"/>
          <table:table-cell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office:value-type="string">
            <text:p>Unbestimmte HOME Umgebungsvariable</text:p>
          </table:table-cell>
          <table:table-cell table:style-name="ce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Rücknehm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 Speicherdatei-Version</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3" office:value-type="string">
            <text:p>Nicht unterstützte Statistikdatei-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number-columns-repeated="1021"/>
        </table:table-row>
        <table:table-row table:style-name="ro2">
          <table:table-cell table:style-name="ce4" office:value-type="string">
            <text:p>"Highlight layers"</text:p>
          </table:table-cell>
          <table:table-cell office:value-type="string">
            <text:p>"Подсвечивать слои"</text:p>
          </table:table-cell>
          <table:table-cell table:number-columns-repeated="1022"/>
        </table:table-row>
        <table:table-row table:style-name="ro2">
          <table:table-cell office:value-type="string">
            <text:p>"Fair games only"</text:p>
          </table:table-cell>
          <table:table-cell table:style-name="ce4" office:value-type="string">
            <text:p>"Только честные партии"</text:p>
          </table:table-cell>
          <table:table-cell table:number-columns-repeated="1022"/>
        </table:table-row>
        <table:table-row table:style-name="ro8">
          <table:table-cell table:style-name="ce4" office:value-type="string">
            <text:p>"Restrict camera rotation"</text:p>
          </table:table-cell>
          <table:table-cell table:style-name="ce4" office:value-type="string">
            <text:p>"Ограничивать вращение камеры"</text:p>
          </table:table-cell>
          <table:table-cell table:number-columns-repeated="1022"/>
        </table:table-row>
        <table:table-row table:style-name="ro8">
          <table:table-cell table:style-name="ce4" office:value-type="string">
            <text:p>"Invalid tile position"</text:p>
          </table:table-cell>
          <table:table-cell table:style-name="ce4" office:value-type="string">
            <text:p>"Неверная позиция фишки"</text:p>
          </table:table-cell>
          <table:table-cell table:number-columns-repeated="1022"/>
        </table:table-row>
        <table:table-row table:style-name="ro7" table:number-rows-repeated="65410">
          <table:table-cell table:number-columns-repeated="1024"/>
        </table:table-row>
        <table:table-row table:style-name="ro7">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2">12.06.2011</text:date>, <text:time>13:12: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12T13:12:00</dc:date>
    <meta:editing-cycles>33</meta:editing-cycles>
    <meta:editing-duration>PT01H54M12S</meta:editing-duration>
    <meta:generator>OpenOffice.org/3.2$Unix OpenOffice.org_project/320m18$Build-9502</meta:generator>
    <meta:document-statistic meta:table-count="3" meta:cell-count="372" meta:object-count="0"/>
  </office:meta>
</office:document-meta>
</file>